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33-47 special chars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48 – 57 numbers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8 – 64 special chars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65 – 90 Upper Case Alpha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91 – 96 special char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97 – 122 Lower Case Alpha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122-126 Special cha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2T22:21:28.957000000</meta:creation-date>
    <dc:date>2019-07-12T22:57:15.666000000</dc:date>
    <meta:editing-duration>PT25M36S</meta:editing-duration>
    <meta:editing-cycles>1</meta:editing-cycles>
    <meta:document-statistic meta:table-count="1" meta:cell-count="101" meta:object-count="0"/>
    <meta:generator>LibreOffice/6.2.5.2$Windows_X86_64 LibreOffice_project/1ec314fa52f458adc18c4f025c545a4e8b22c159</meta:generator>
  </office:meta>
</office:document-meta>
</file>